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COT_opt</text:p>
          </table:table-cell>
        </table:table-row>
        <table:table-row table:style-name="ro1">
          <table:table-cell office:value-type="string" calcext:value-type="string">
            <text:p>shrimps</text:p>
          </table:table-cell>
          <table:table-cell office:value-type="float" office:value="0.00011982242442791" calcext:value-type="float">
            <text:p>0.000119822424428</text:p>
          </table:table-cell>
          <table:table-cell office:value-type="float" office:value="80.1245660420737" calcext:value-type="float">
            <text:p>80.1245660420737</text:p>
          </table:table-cell>
        </table:table-row>
        <table:table-row table:style-name="ro1">
          <table:table-cell office:value-type="string" calcext:value-type="string">
            <text:p>shrimps</text:p>
          </table:table-cell>
          <table:table-cell office:value-type="float" office:value="0.000280981723155909" calcext:value-type="float">
            <text:p>0.000280981723156</text:p>
          </table:table-cell>
          <table:table-cell office:value-type="float" office:value="56.6419342206259" calcext:value-type="float">
            <text:p>56.6419342206259</text:p>
          </table:table-cell>
        </table:table-row>
        <table:table-row table:style-name="ro1">
          <table:table-cell office:value-type="string" calcext:value-type="string">
            <text:p>shrimps</text:p>
          </table:table-cell>
          <table:table-cell office:value-type="float" office:value="0.000525823284204479" calcext:value-type="float">
            <text:p>0.000525823284204</text:p>
          </table:table-cell>
          <table:table-cell office:value-type="float" office:value="51.1923446361966" calcext:value-type="float">
            <text:p>51.1923446361966</text:p>
          </table:table-cell>
        </table:table-row>
        <table:table-row table:style-name="ro1">
          <table:table-cell office:value-type="string" calcext:value-type="string">
            <text:p>shrimps</text:p>
          </table:table-cell>
          <table:table-cell office:value-type="float" office:value="0.000765837906076198" calcext:value-type="float">
            <text:p>0.000765837906076</text:p>
          </table:table-cell>
          <table:table-cell office:value-type="float" office:value="46.2670667132132" calcext:value-type="float">
            <text:p>46.2670667132132</text:p>
          </table:table-cell>
        </table:table-row>
        <table:table-row table:style-name="ro1">
          <table:table-cell office:value-type="string" calcext:value-type="string">
            <text:p>shrimps</text:p>
          </table:table-cell>
          <table:table-cell office:value-type="float" office:value="0.00143317294241883" calcext:value-type="float">
            <text:p>0.001433172942419</text:p>
          </table:table-cell>
          <table:table-cell office:value-type="float" office:value="40.0415112459895" calcext:value-type="float">
            <text:p>40.0415112459895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28612494097007" calcext:value-type="float">
            <text:p>0.00828612494097</text:p>
          </table:table-cell>
          <table:table-cell office:value-type="float" office:value="12.6013887610985" calcext:value-type="float">
            <text:p>12.6013887610985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191888174602223" calcext:value-type="float">
            <text:p>0.019188817460222</text:p>
          </table:table-cell>
          <table:table-cell office:value-type="float" office:value="2.25712954395242" calcext:value-type="float">
            <text:p>2.2571295439524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97551011391571" calcext:value-type="float">
            <text:p>0.029755101139157</text:p>
          </table:table-cell>
          <table:table-cell office:value-type="float" office:value="2.06966274203899" calcext:value-type="float">
            <text:p>2.06966274203899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56830701552305" calcext:value-type="float">
            <text:p>0.055683070155231</text:p>
          </table:table-cell>
          <table:table-cell office:value-type="float" office:value="3.90886083898383" calcext:value-type="float">
            <text:p>3.90886083898383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810998811437049" calcext:value-type="float">
            <text:p>0.081099881143705</text:p>
          </table:table-cell>
          <table:table-cell office:value-type="float" office:value="2.01070001115851" calcext:value-type="float">
            <text:p>2.0107000111585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00358742270761" calcext:value-type="float">
            <text:p>0.100358742270761</text:p>
          </table:table-cell>
          <table:table-cell office:value-type="float" office:value="2.13035452430137" calcext:value-type="float">
            <text:p>2.13035452430137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00358742270761" calcext:value-type="float">
            <text:p>0.100358742270761</text:p>
          </table:table-cell>
          <table:table-cell office:value-type="float" office:value="1.57272474392953" calcext:value-type="float">
            <text:p>1.57272474392953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852693901839373" calcext:value-type="float">
            <text:p>0.085269390183937</text:p>
          </table:table-cell>
          <table:table-cell office:value-type="float" office:value="1.36110369631269" calcext:value-type="float">
            <text:p>1.36110369631269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6764188193251" calcext:value-type="float">
            <text:p>0.266764188193251</text:p>
          </table:table-cell>
          <table:table-cell office:value-type="float" office:value="1.95341707262404" calcext:value-type="float">
            <text:p>1.95341707262404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2887077554484" calcext:value-type="float">
            <text:p>0.212887077554484</text:p>
          </table:table-cell>
          <table:table-cell office:value-type="float" office:value="2.32331869256926" calcext:value-type="float">
            <text:p>2.32331869256926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7583834529241" calcext:value-type="float">
            <text:p>0.157583834529241</text:p>
          </table:table-cell>
          <table:table-cell office:value-type="float" office:value="2.84429668675054" calcext:value-type="float">
            <text:p>2.84429668675054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1768611042056" calcext:value-type="float">
            <text:p>0.151768611042056</text:p>
          </table:table-cell>
          <table:table-cell office:value-type="float" office:value="3.53278456955175" calcext:value-type="float">
            <text:p>3.53278456955175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26655088888841" calcext:value-type="float">
            <text:p>0.226655088888841</text:p>
          </table:table-cell>
          <table:table-cell office:value-type="float" office:value="3.14708120871953" calcext:value-type="float">
            <text:p>3.14708120871953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64929017726044" calcext:value-type="float">
            <text:p>0.364929017726044</text:p>
          </table:table-cell>
          <table:table-cell office:value-type="float" office:value="6.48209633606207" calcext:value-type="float">
            <text:p>6.48209633606207</text:p>
          </table:table-cell>
        </table:table-row>
        <table:table-row table:style-name="ro1">
          <table:table-cell office:value-type="string" calcext:value-type="string">
            <text:p>European silver eel</text:p>
          </table:table-cell>
          <table:table-cell office:value-type="float" office:value="0.155621081531228" calcext:value-type="float">
            <text:p>0.155621081531228</text:p>
          </table:table-cell>
          <table:table-cell office:value-type="float" office:value="0.623704790127966" calcext:value-type="float">
            <text:p>0.623704790127966</text:p>
          </table:table-cell>
        </table:table-row>
        <table:table-row table:style-name="ro1">
          <table:table-cell office:value-type="string" calcext:value-type="string">
            <text:p>European silver eel</text:p>
          </table:table-cell>
          <table:table-cell office:value-type="float" office:value="0.250559776526823" calcext:value-type="float">
            <text:p>0.250559776526823</text:p>
          </table:table-cell>
          <table:table-cell office:value-type="float" office:value="1.52791930585413" calcext:value-type="float">
            <text:p>1.52791930585413</text:p>
          </table:table-cell>
        </table:table-row>
        <table:table-row table:style-name="ro1">
          <table:table-cell office:value-type="string" calcext:value-type="string">
            <text:p>European silver eel</text:p>
          </table:table-cell>
          <table:table-cell office:value-type="float" office:value="0.764467898924977" calcext:value-type="float">
            <text:p>0.764467898924977</text:p>
          </table:table-cell>
          <table:table-cell office:value-type="float" office:value="0.785954653256185" calcext:value-type="float">
            <text:p>0.785954653256185</text:p>
          </table:table-cell>
        </table:table-row>
        <table:table-row table:style-name="ro1">
          <table:table-cell office:value-type="string" calcext:value-type="string">
            <text:p>European silver eel</text:p>
          </table:table-cell>
          <table:table-cell office:value-type="float" office:value="0.911096841796815" calcext:value-type="float">
            <text:p>0.911096841796815</text:p>
          </table:table-cell>
          <table:table-cell office:value-type="float" office:value="0.832725937319366" calcext:value-type="float">
            <text:p>0.832725937319366</text:p>
          </table:table-cell>
        </table:table-row>
        <table:table-row table:style-name="ro1">
          <table:table-cell office:value-type="string" calcext:value-type="string">
            <text:p>European silver eel</text:p>
          </table:table-cell>
          <table:table-cell office:value-type="float" office:value="0.911096841796815" calcext:value-type="float">
            <text:p>0.911096841796815</text:p>
          </table:table-cell>
          <table:table-cell office:value-type="float" office:value="0.516879277938414" calcext:value-type="float">
            <text:p>0.516879277938414</text:p>
          </table:table-cell>
        </table:table-row>
        <table:table-row table:style-name="ro1">
          <table:table-cell office:value-type="string" calcext:value-type="string">
            <text:p>European silver eel</text:p>
          </table:table-cell>
          <table:table-cell office:value-type="float" office:value="0.957938174543873" calcext:value-type="float">
            <text:p>0.957938174543873</text:p>
          </table:table-cell>
          <table:table-cell office:value-type="float" office:value="0.50215387696185" calcext:value-type="float">
            <text:p>0.50215387696185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1.20037158857668" calcext:value-type="float">
            <text:p>1.20037158857668</text:p>
          </table:table-cell>
          <table:table-cell office:value-type="float" office:value="10.9057843005317" calcext:value-type="float">
            <text:p>10.9057843005317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3.19071507983808" calcext:value-type="float">
            <text:p>3.19071507983808</text:p>
          </table:table-cell>
          <table:table-cell office:value-type="float" office:value="15.2057682867649" calcext:value-type="float">
            <text:p>15.2057682867649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3.61676568238372" calcext:value-type="float">
            <text:p>3.61676568238372</text:p>
          </table:table-cell>
          <table:table-cell office:value-type="float" office:value="6.76930267448727" calcext:value-type="float">
            <text:p>6.76930267448727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3.8027109266484" calcext:value-type="float">
            <text:p>3.8027109266484</text:p>
          </table:table-cell>
          <table:table-cell office:value-type="float" office:value="3.68931388785597" calcext:value-type="float">
            <text:p>3.68931388785597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3.85067218098758" calcext:value-type="float">
            <text:p>3.85067218098758</text:p>
          </table:table-cell>
          <table:table-cell office:value-type="float" office:value="13.3512833394869" calcext:value-type="float">
            <text:p>13.3512833394869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3.99821599228414" calcext:value-type="float">
            <text:p>3.99821599228414</text:p>
          </table:table-cell>
          <table:table-cell office:value-type="float" office:value="4.85503615737901" calcext:value-type="float">
            <text:p>4.85503615737901</text:p>
          </table:table-cell>
        </table:table-row>
        <table:table-row table:style-name="ro1">
          <table:table-cell office:value-type="string" calcext:value-type="string">
            <text:p>penguins</text:p>
          </table:table-cell>
          <table:table-cell office:value-type="float" office:value="5.46949365506222" calcext:value-type="float">
            <text:p>5.46949365506222</text:p>
          </table:table-cell>
          <table:table-cell office:value-type="float" office:value="7.59894214639103" calcext:value-type="float">
            <text:p>7.59894214639103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1.03275400914397" calcext:value-type="float">
            <text:p>1.03275400914397</text:p>
          </table:table-cell>
          <table:table-cell office:value-type="float" office:value="2.92770420609923" calcext:value-type="float">
            <text:p>2.92770420609923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1.95704975130445" calcext:value-type="float">
            <text:p>1.95704975130445</text:p>
          </table:table-cell>
          <table:table-cell office:value-type="float" office:value="2.32331869256926" calcext:value-type="float">
            <text:p>2.32331869256926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2.99689723264444" calcext:value-type="float">
            <text:p>2.99689723264444</text:p>
          </table:table-cell>
          <table:table-cell office:value-type="float" office:value="2.06966274203899" calcext:value-type="float">
            <text:p>2.06966274203899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3.94841703638867" calcext:value-type="float">
            <text:p>3.94841703638867</text:p>
          </table:table-cell>
          <table:table-cell office:value-type="float" office:value="1.95341707262404" calcext:value-type="float">
            <text:p>1.95341707262404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5.01007790447021" calcext:value-type="float">
            <text:p>5.01007790447021</text:p>
          </table:table-cell>
          <table:table-cell office:value-type="float" office:value="1.81724811038936" calcext:value-type="float">
            <text:p>1.81724811038936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5.97103706033676" calcext:value-type="float">
            <text:p>5.97103706033676</text:p>
          </table:table-cell>
          <table:table-cell office:value-type="float" office:value="1.74014634660472" calcext:value-type="float">
            <text:p>1.74014634660472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7.0276774365906" calcext:value-type="float">
            <text:p>7.0276774365906</text:p>
          </table:table-cell>
          <table:table-cell office:value-type="float" office:value="1.74014634660472" calcext:value-type="float">
            <text:p>1.74014634660472</text:p>
          </table:table-cell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8.06654206341658" calcext:value-type="float">
            <text:p>8.06654206341658</text:p>
          </table:table-cell>
          <table:table-cell office:value-type="float" office:value="1.66631583782633" calcext:value-type="float">
            <text:p>1.66631583782633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0.9109252899126" calcext:value-type="float">
            <text:p>20.9109252899126</text:p>
          </table:table-cell>
          <table:table-cell office:value-type="float" office:value="2.1613645969789" calcext:value-type="float">
            <text:p>2.1613645969789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.5440873972376" calcext:value-type="float">
            <text:p>22.5440873972376</text:p>
          </table:table-cell>
          <table:table-cell office:value-type="float" office:value="2.2899849914388" calcext:value-type="float">
            <text:p>2.2899849914388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3.1163429565845" calcext:value-type="float">
            <text:p>23.1163429565845</text:p>
          </table:table-cell>
          <table:table-cell office:value-type="float" office:value="2.60806248167945" calcext:value-type="float">
            <text:p>2.60806248167945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2.8344468671063" calcext:value-type="float">
            <text:p>32.8344468671063</text:p>
          </table:table-cell>
          <table:table-cell office:value-type="float" office:value="3.43213888385517" calcext:value-type="float">
            <text:p>3.43213888385517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3.8000693588793" calcext:value-type="float">
            <text:p>63.8000693588793</text:p>
          </table:table-cell>
          <table:table-cell office:value-type="float" office:value="2.19282606147714" calcext:value-type="float">
            <text:p>2.19282606147714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4.017715064426" calcext:value-type="float">
            <text:p>104.017715064426</text:p>
          </table:table-cell>
          <table:table-cell office:value-type="float" office:value="3.7430166356792" calcext:value-type="float">
            <text:p>3.7430166356792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9.365476333484" calcext:value-type="float">
            <text:p>109.365476333484</text:p>
          </table:table-cell>
          <table:table-cell office:value-type="float" office:value="5.07015131232129" calcext:value-type="float">
            <text:p>5.07015131232129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17.90701858095" calcext:value-type="float">
            <text:p>117.90701858095</text:p>
          </table:table-cell>
          <table:table-cell office:value-type="float" office:value="4.02348614779131" calcext:value-type="float">
            <text:p>4.02348614779131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38.771956315789" calcext:value-type="float">
            <text:p>138.771956315789</text:p>
          </table:table-cell>
          <table:table-cell office:value-type="float" office:value="3.33436049840005" calcext:value-type="float">
            <text:p>3.33436049840005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44.089195066209" calcext:value-type="float">
            <text:p>144.089195066209</text:p>
          </table:table-cell>
          <table:table-cell office:value-type="float" office:value="1.23015024938656" calcext:value-type="float">
            <text:p>1.23015024938656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740.25893098671" calcext:value-type="float">
            <text:p>2740.25893098671</text:p>
          </table:table-cell>
          <table:table-cell office:value-type="float" office:value="0.80900236422601" calcext:value-type="float">
            <text:p>0.80900236422601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128.0629020222" calcext:value-type="float">
            <text:p>5128.0629020222</text:p>
          </table:table-cell>
          <table:table-cell office:value-type="float" office:value="0.72067687348068" calcext:value-type="float">
            <text:p>0.72067687348068</text:p>
          </table:table-cell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5068.5526420971" calcext:value-type="float">
            <text:p>15068.5526420971</text:p>
          </table:table-cell>
          <table:table-cell office:value-type="float" office:value="0.38713827337461" calcext:value-type="float">
            <text:p>0.38713827337461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18.9159157787869" calcext:value-type="float">
            <text:p>18.9159157787869</text:p>
          </table:table-cell>
          <table:table-cell office:value-type="float" office:value="1.04935032676115" calcext:value-type="float">
            <text:p>1.04935032676115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37.2187731143416" calcext:value-type="float">
            <text:p>37.2187731143416</text:p>
          </table:table-cell>
          <table:table-cell office:value-type="float" office:value="0.797395242435449" calcext:value-type="float">
            <text:p>0.797395242435449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50.2805117171159" calcext:value-type="float">
            <text:p>50.2805117171159</text:p>
          </table:table-cell>
          <table:table-cell office:value-type="float" office:value="0.3399231582322" calcext:value-type="float">
            <text:p>0.3399231582322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250.111550233862" calcext:value-type="float">
            <text:p>250.111550233862</text:p>
          </table:table-cell>
          <table:table-cell office:value-type="float" office:value="0.199142144645032" calcext:value-type="float">
            <text:p>0.199142144645032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681.698808610016" calcext:value-type="float">
            <text:p>681.698808610016</text:p>
          </table:table-cell>
          <table:table-cell office:value-type="float" office:value="0.660820765954033" calcext:value-type="float">
            <text:p>0.660820765954033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707.819037923552" calcext:value-type="float">
            <text:p>707.819037923552</text:p>
          </table:table-cell>
          <table:table-cell office:value-type="float" office:value="0.330239069471371" calcext:value-type="float">
            <text:p>0.330239069471371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792.339583847556" calcext:value-type="float">
            <text:p>792.339583847556</text:p>
          </table:table-cell>
          <table:table-cell office:value-type="float" office:value="0.12908585661591" calcext:value-type="float">
            <text:p>0.12908585661591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944.314461718105" calcext:value-type="float">
            <text:p>944.314461718105</text:p>
          </table:table-cell>
          <table:table-cell office:value-type="float" office:value="0.398490901663187" calcext:value-type="float">
            <text:p>0.398490901663187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1043.90870577442" calcext:value-type="float">
            <text:p>1043.90870577442</text:p>
          </table:table-cell>
          <table:table-cell office:value-type="float" office:value="0.428350386578437" calcext:value-type="float">
            <text:p>0.428350386578437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1375.35143795275" calcext:value-type="float">
            <text:p>1375.35143795275</text:p>
          </table:table-cell>
          <table:table-cell office:value-type="float" office:value="0.325500980599377" calcext:value-type="float">
            <text:p>0.325500980599377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1392.69789983056" calcext:value-type="float">
            <text:p>1392.69789983056</text:p>
          </table:table-cell>
          <table:table-cell office:value-type="float" office:value="0.214064146224492" calcext:value-type="float">
            <text:p>0.214064146224492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2186.82170013664" calcext:value-type="float">
            <text:p>2186.82170013664</text:p>
          </table:table-cell>
          <table:table-cell office:value-type="float" office:value="0.138758441792403" calcext:value-type="float">
            <text:p>0.138758441792403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2541.74625795233" calcext:value-type="float">
            <text:p>2541.74625795233</text:p>
          </table:table-cell>
          <table:table-cell office:value-type="float" office:value="0.144906499754929" calcext:value-type="float">
            <text:p>0.144906499754929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2917.47925104698" calcext:value-type="float">
            <text:p>2917.47925104698</text:p>
          </table:table-cell>
          <table:table-cell office:value-type="float" office:value="0.121835558531336" calcext:value-type="float">
            <text:p>0.121835558531336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3433.75914386769" calcext:value-type="float">
            <text:p>3433.75914386769</text:p>
          </table:table-cell>
          <table:table-cell office:value-type="float" office:value="0.15803190300723" calcext:value-type="float">
            <text:p>0.15803190300723</text:p>
          </table:table-cell>
        </table:table-row>
        <table:table-row table:style-name="ro1">
          <table:table-cell office:value-type="string" calcext:value-type="string">
            <text:p>AUVs</text:p>
          </table:table-cell>
          <table:table-cell office:value-type="float" office:value="8680.98901862959" calcext:value-type="float">
            <text:p>8680.98901862959</text:p>
          </table:table-cell>
          <table:table-cell office:value-type="float" office:value="0.185260327211607" calcext:value-type="float">
            <text:p>0.185260327211607</text:p>
          </table:table-cell>
        </table:table-row>
        <table:table-row table:style-name="ro1">
          <table:table-cell office:value-type="string" calcext:value-type="string">
            <text:p>LR AUVs and gliders</text:p>
          </table:table-cell>
          <table:table-cell office:value-type="float" office:value="51.5568242974356" calcext:value-type="float">
            <text:p>51.5568242974356</text:p>
          </table:table-cell>
          <table:table-cell office:value-type="float" office:value="0.0703526295749411" calcext:value-type="float">
            <text:p>0.070352629574941</text:p>
          </table:table-cell>
        </table:table-row>
        <table:table-row table:style-name="ro1">
          <table:table-cell office:value-type="string" calcext:value-type="string">
            <text:p>LR AUVs and gliders</text:p>
          </table:table-cell>
          <table:table-cell office:value-type="float" office:value="52.2070788160534" calcext:value-type="float">
            <text:p>52.2070788160534</text:p>
          </table:table-cell>
          <table:table-cell office:value-type="float" office:value="0.113342635130084" calcext:value-type="float">
            <text:p>0.113342635130084</text:p>
          </table:table-cell>
        </table:table-row>
        <table:table-row table:style-name="ro1">
          <table:table-cell office:value-type="string" calcext:value-type="string">
            <text:p>LR AUVs and gliders</text:p>
          </table:table-cell>
          <table:table-cell office:value-type="float" office:value="59.9245769427497" calcext:value-type="float">
            <text:p>59.9245769427497</text:p>
          </table:table-cell>
          <table:table-cell office:value-type="float" office:value="0.0626716501276485" calcext:value-type="float">
            <text:p>0.062671650127649</text:p>
          </table:table-cell>
        </table:table-row>
        <table:table-row table:style-name="ro1">
          <table:table-cell office:value-type="string" calcext:value-type="string">
            <text:p>LR AUVs and gliders</text:p>
          </table:table-cell>
          <table:table-cell office:value-type="float" office:value="1213.33670979221" calcext:value-type="float">
            <text:p>1213.33670979221</text:p>
          </table:table-cell>
          <table:table-cell office:value-type="float" office:value="0.00816834159176104" calcext:value-type="float">
            <text:p>0.008168341591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45:51.010670241</meta:creation-date>
    <dc:date>2021-10-20T11:11:54.426054904</dc:date>
    <meta:editing-duration>PT1H25M58S</meta:editing-duration>
    <meta:editing-cycles>11</meta:editing-cycles>
    <meta:generator>LibreOffice/6.4.7.2$Linux_X86_64 LibreOffice_project/40$Build-2</meta:generator>
    <meta:document-statistic meta:table-count="1" meta:cell-count="222" meta:object-count="0"/>
  </office:meta>
</office:document-meta>
</file>